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edBindMarker.bind( BindTarget targe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BindMarker.bindNull( BindTarget target , Class &lt; ? &gt;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BindMarker.get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BindMarkers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edBindMarker.IndexedBindMarker( String placeholder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edBindMarker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BindMarkers.IndexedBindMarkers( String prefix , int beginWi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